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20e9" officeooo:paragraph-rsid="000920e9"/>
    </style:style>
    <style:style style:name="P2" style:family="paragraph" style:parent-style-name="Standard">
      <style:text-properties officeooo:rsid="000920e9" officeooo:paragraph-rsid="000968a1"/>
    </style:style>
    <style:style style:name="P3" style:family="paragraph" style:parent-style-name="Standard">
      <style:text-properties style:text-underline-style="solid" style:text-underline-width="auto" style:text-underline-color="font-color" fo:font-weight="bold" officeooo:rsid="000920e9" officeooo:paragraph-rsid="000920e9" style:font-weight-asian="bold" style:font-weight-complex="bold"/>
    </style:style>
    <style:style style:name="P4" style:family="paragraph" style:parent-style-name="Standard">
      <style:text-properties fo:font-style="italic" style:text-underline-style="solid" style:text-underline-width="auto" style:text-underline-color="font-color" officeooo:rsid="000968a1" officeooo:paragraph-rsid="000968a1" style:font-style-asian="italic" style:font-style-complex="italic"/>
    </style:style>
    <style:style style:name="P5" style:family="paragraph" style:parent-style-name="Standard">
      <style:text-properties fo:font-style="italic" style:text-underline-style="solid" style:text-underline-width="auto" style:text-underline-color="font-color" officeooo:rsid="000968a1" officeooo:paragraph-rsid="000d2107" style:font-style-asian="italic" style:font-style-complex="italic"/>
    </style:style>
    <style:style style:name="P6" style:family="paragraph" style:parent-style-name="Standard">
      <style:text-properties fo:font-style="italic" style:text-underline-style="solid" style:text-underline-width="auto" style:text-underline-color="font-color" officeooo:rsid="000d2107" officeooo:paragraph-rsid="000d2107" style:font-style-asian="italic" style:font-style-complex="italic"/>
    </style:style>
    <style:style style:name="P7" style:family="paragraph" style:parent-style-name="Standard">
      <style:text-properties fo:font-style="italic" style:text-underline-style="solid" style:text-underline-width="auto" style:text-underline-color="font-color" officeooo:rsid="000e35f9" officeooo:paragraph-rsid="000e35f9" style:font-style-asian="italic" style:font-style-complex="italic"/>
    </style:style>
    <style:style style:name="P8" style:family="paragraph" style:parent-style-name="Standard">
      <style:text-properties fo:font-style="italic" style:text-underline-style="solid" style:text-underline-width="auto" style:text-underline-color="font-color" fo:font-weight="bold" officeooo:rsid="000b5529" officeooo:paragraph-rsid="000b5529" style:font-style-asian="italic" style:font-weight-asian="bold" style:font-style-complex="italic" style:font-weight-complex="bold"/>
    </style:style>
    <style:style style:name="P9" style:family="paragraph" style:parent-style-name="Standard">
      <style:text-properties fo:font-style="italic" style:text-underline-style="solid" style:text-underline-width="auto" style:text-underline-color="font-color" fo:font-weight="bold" officeooo:rsid="000d2107" officeooo:paragraph-rsid="000d2107" style:font-style-asian="italic" style:font-weight-asian="bold" style:font-style-complex="italic" style:font-weight-complex="bold"/>
    </style:style>
    <style:style style:name="P10" style:family="paragraph" style:parent-style-name="Standard">
      <style:text-properties fo:font-style="italic" style:text-underline-style="none" fo:font-weight="bold" officeooo:rsid="000d2107" officeooo:paragraph-rsid="000d2107" style:font-style-asian="italic" style:font-weight-asian="bold" style:font-style-complex="italic" style:font-weight-complex="bold"/>
    </style:style>
    <style:style style:name="P11" style:family="paragraph" style:parent-style-name="Standard">
      <style:text-properties fo:font-style="italic" style:text-underline-style="none" fo:font-weight="bold" officeooo:rsid="000e35f9" officeooo:paragraph-rsid="000e35f9" style:font-style-asian="italic" style:font-weight-asian="bold" style:font-style-complex="italic" style:font-weight-complex="bold"/>
    </style:style>
    <style:style style:name="P12" style:family="paragraph" style:parent-style-name="Standard">
      <style:text-properties fo:font-style="normal" style:text-underline-style="solid" style:text-underline-width="auto" style:text-underline-color="font-color" fo:font-weight="bold" officeooo:rsid="000d2107" officeooo:paragraph-rsid="000d2107" style:font-style-asian="normal" style:font-weight-asian="bold" style:font-style-complex="normal" style:font-weight-complex="bold"/>
    </style:style>
    <style:style style:name="P13" style:family="paragraph" style:parent-style-name="Standard">
      <style:text-properties fo:font-style="normal" style:text-underline-style="solid" style:text-underline-width="auto" style:text-underline-color="font-color" fo:font-weight="normal" officeooo:rsid="000d2107" officeooo:paragraph-rsid="000d2107"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0f6c49" officeooo:paragraph-rsid="000f6c49"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15b92" officeooo:paragraph-rsid="00115b92" style:font-style-asian="normal" style:font-weight-asian="normal" style:font-style-complex="normal" style:font-weight-complex="normal"/>
    </style:style>
    <style:style style:name="P16" style:family="paragraph" style:parent-style-name="Standard">
      <style:text-properties fo:font-style="normal" style:text-underline-style="solid" style:text-underline-width="auto" style:text-underline-color="font-color" fo:font-weight="normal" officeooo:rsid="000d2107" officeooo:paragraph-rsid="000d2107" fo:background-color="#ffff00" style:font-style-asian="normal" style:font-weight-asian="normal" style:font-style-complex="normal" style:font-weight-complex="normal"/>
    </style:style>
    <style:style style:name="P17" style:family="paragraph" style:parent-style-name="Standard">
      <style:text-properties fo:font-style="normal" style:text-underline-style="solid" style:text-underline-width="auto" style:text-underline-color="font-color" fo:font-weight="normal" officeooo:rsid="000e35f9" officeooo:paragraph-rsid="000e35f9" fo:background-color="#ffff00" style:font-style-asian="normal" style:font-weight-asian="normal" style:font-style-complex="normal" style:font-weight-complex="normal"/>
    </style:style>
    <style:style style:name="P18" style:family="paragraph" style:parent-style-name="Standard">
      <style:text-properties fo:font-style="normal" style:text-underline-style="none" fo:font-weight="bold" officeooo:rsid="000b5529" officeooo:paragraph-rsid="000b5529" style:font-style-asian="normal" style:font-weight-asian="bold" style:font-style-complex="normal" style:font-weight-complex="bold"/>
    </style:style>
    <style:style style:name="P19" style:family="paragraph" style:parent-style-name="Standard">
      <style:text-properties fo:font-style="normal" style:text-underline-style="none" fo:font-weight="bold" officeooo:rsid="000d2107" officeooo:paragraph-rsid="000d2107" style:font-style-asian="normal" style:font-weight-asian="bold" style:font-style-complex="normal" style:font-weight-complex="bold"/>
    </style:style>
    <style:style style:name="P20" style:family="paragraph" style:parent-style-name="Standard">
      <style:text-properties fo:font-style="normal" style:text-underline-style="none" fo:font-weight="normal" officeooo:rsid="000d2107" officeooo:paragraph-rsid="000d2107" style:font-style-asian="normal" style:font-weight-asian="normal" style:font-style-complex="normal" style:font-weight-complex="normal"/>
    </style:style>
    <style:style style:name="P21" style:family="paragraph" style:parent-style-name="Standard">
      <style:paragraph-properties fo:padding="0.074cm" fo:border-left="none" fo:border-right="none" fo:border-top="none" fo:border-bottom="0.99pt solid #000000" style:join-border="false"/>
      <style:text-properties fo:font-style="normal" style:text-underline-style="solid" style:text-underline-width="auto" style:text-underline-color="font-color" fo:font-weight="normal" officeooo:rsid="000f6c49" officeooo:paragraph-rsid="000e35f9" style:font-style-asian="normal" style:font-weight-asian="normal" style:font-style-complex="normal" style:font-weight-complex="normal"/>
    </style:style>
    <style:style style:name="P22" style:family="paragraph">
      <loext:graphic-properties draw:fill="none" draw:fill-color="#ffffff"/>
    </style:style>
    <style:style style:name="T1" style:family="text">
      <style:text-properties officeooo:rsid="000968a1"/>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style:text-underline-style="none"/>
    </style:style>
    <style:style style:name="T5" style:family="text">
      <style:text-properties style:text-underline-style="none" officeooo:rsid="000e35f9"/>
    </style:style>
    <style:style style:name="T6" style:family="text">
      <style:text-properties fo:font-style="normal" style:font-style-asian="normal" style:font-style-complex="normal"/>
    </style:style>
    <style:style style:name="T7" style:family="text">
      <style:text-properties fo:font-style="normal" officeooo:rsid="000b5529"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0b5529" style:font-style-asian="normal" style:font-style-complex="normal"/>
    </style:style>
    <style:style style:name="T10" style:family="text">
      <style:text-properties fo:font-style="normal" style:text-underline-style="none" officeooo:rsid="000d2107" style:font-style-asian="normal" style:font-style-complex="normal"/>
    </style:style>
    <style:style style:name="T11" style:family="text">
      <style:text-properties fo:font-style="normal" style:text-underline-style="none" officeooo:rsid="000f56f6" style:font-style-asian="normal" style:font-style-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0d2107" style:font-style-asian="normal" style:font-weight-asian="normal" style:font-style-complex="normal" style:font-weight-complex="normal"/>
    </style:style>
    <style:style style:name="T14" style:family="text">
      <style:text-properties fo:font-style="normal" style:text-underline-style="none" fo:background-color="#ffff00" loext:char-shading-value="0" style:font-style-asian="normal" style:font-style-complex="normal"/>
    </style:style>
    <style:style style:name="T15" style:family="text">
      <style:text-properties fo:font-style="normal" style:text-underline-style="none" fo:background-color="#ffff00" loext:char-shading-value="0" style:font-style-asian="normal" style:font-style-complex="normal"/>
    </style:style>
    <style:style style:name="T16" style:family="text">
      <style:text-properties fo:font-style="normal" style:text-underline-style="none" officeooo:rsid="000b5529" fo:background-color="#ffff00" loext:char-shading-value="0" style:font-style-asian="normal" style:font-style-complex="normal"/>
    </style:style>
    <style:style style:name="T17" style:family="text">
      <style:text-properties fo:font-style="normal" style:text-underline-style="none" officeooo:rsid="000b5529" fo:background-color="#ffff00" loext:char-shading-value="0"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0e35f9" style:font-style-asian="normal" style:font-weight-asian="normal" style:font-style-complex="normal" style:font-weight-complex="normal"/>
    </style:style>
    <style:style style:name="T20" style:family="text">
      <style:text-properties fo:font-style="normal" fo:font-weight="normal" fo:background-color="#ffff00" loext:char-shading-value="0" style:font-style-asian="normal" style:font-weight-asian="normal" style:font-style-complex="normal" style:font-weight-complex="normal"/>
    </style:style>
    <style:style style:name="T21" style:family="text">
      <style:text-properties fo:font-style="normal" fo:font-weight="normal" fo:background-color="#ffff00" loext:char-shading-value="0"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officeooo:rsid="000d2107"/>
    </style:style>
    <style:style style:name="gr1" style:family="graphic">
      <style:graphic-properties draw:stroke="solid" svg:stroke-color="#000000" draw:fill="none" draw:fill-color="#ffffff" fo:min-height="4.789cm"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in Project: Variables selected</text:p>
      <text:p text:style-name="P1"/>
      <text:p text:style-name="P1"/>
      <text:p text:style-name="P1"/>
      <text:p text:style-name="P3">S<text:span text:style-name="T23">ITE LEVEL</text:span></text:p>
      <text:p text:style-name="P3"/>
      <text:p text:style-name="P1">Longitutde/Latitude</text:p>
      <text:p text:style-name="P1"><draw:frame text:anchor-type="paragraph" draw:z-index="0" draw:name="Shape1" draw:style-name="gr1" draw:text-style-name="P22" svg:width="6.654cm" svg:height="5.358cm" svg:x="10.77cm" svg:y="0.235cm"><draw:text-box><text:p>Plants recorded in plots: </text:p><text:p>1) everything less than 25cm</text:p><text:p>2)Trees over 5cm DBH</text:p><text:p>3)Saplings height &gt;130cm DBH &lt; 5cm</text:p><text:p>4)Shrubs &gt; 25cm</text:p><text:p/><text:p>Therefore Trees height &lt; 130, DBH &lt;5cm = some short fat trees? Or broken trees??</text:p><text:p>See p 17 summary</text:p><text:p/></draw:text-box></draw:frame>Area/Perimeter</text:p>
      <text:p text:style-name="P1">Designations (SSSI etc)</text:p>
      <text:p text:style-name="P5"><text:span text:style-name="T8">Land cover in buffer. </text:span><text:span text:style-name="T10">(</text:span> <text:span text:style-name="T9">Land use around woodland in 3 buffer zones of 1500, 2500 and 3500m has been recorded and grouped as arable, urban, natural etc. </text:span><text:span text:style-name="T11">See page 34 main</text:span><text:span text:style-name="T10">)</text:span></text:p>
      <text:p text:style-name="P1"/>
      <text:p text:style-name="P2"><text:span text:style-name="T3">Site descriptors. </text:span></text:p>
      <text:p text:style-name="P2">These are ecologist observed varibles which can be grouped into several categories.</text:p>
      <text:p text:style-name="P1"/>
      <text:p text:style-name="P1"><text:span text:style-name="T2">Trees/plants</text:span> around the site, not in plots, so not already recorded, or in plots, but not falling within a size category to have been recorded. (<text:span text:style-name="T1">See table to the left).</text:span></text:p>
      <text:p text:style-name="P1"/>
      <text:p text:style-name="P4">Human structures:<text:span text:style-name="T8"> Eg, roads, building, walls, sheep pens, quarries, rubbish.</text:span></text:p>
      <text:p text:style-name="P4"><text:span text:style-name="T8"/></text:p>
      <text:p text:style-name="P4">Signs of woodland management:<text:span text:style-name="T8"> Coppice stools, pollards, recently cut coppice, brash heaps and prunings, stacked timber, coppice sticks, fire sites, stumps.</text:span></text:p>
      <text:p text:style-name="P4"><text:span text:style-name="T8"/></text:p>
      <text:p text:style-name="P4">Natural Physical features:<text:span text:style-name="T8"> Rock outcrops, cliff, boulders, gully, ponds, streams, glades.</text:span></text:p>
      <text:p text:style-name="P4"><text:span text:style-name="T8"/></text:p>
      <text:p text:style-name="P4">Natural features of a plant origin: <text:span text:style-name="T8"><text:s/>Rotten logs, lichen covered trunk, hollow trees, rot holes, and many more.</text:span></text:p>
      <text:p text:style-name="P4"><text:span text:style-name="T8"/></text:p>
      <text:p text:style-name="P6"><text:span text:style-name="T7">V</text:span><text:span text:style-name="T6">ariable maniputlation.</text:span></text:p>
      <text:p text:style-name="P6"><text:span text:style-name="T15">The land cover in buffers needs to be combined to a sinlge row variable per site</text:span><text:span text:style-name="T8">. This could be done <text:s/>by assigning an environmental index to the buffers according the the level of each variable. Eg, split them into 3 sets: Urban, Arable, Natural. And give a percentage for each. Then richness can be plotted against %Urban and/or %Arable etc.</text:span></text:p>
      <text:p text:style-name="P6"><text:span text:style-name="T8"/></text:p>
      <text:p text:style-name="P6"><text:span text:style-name="T15">The site descriptors must also be combined into row level variables per site</text:span><text:span text:style-name="T8">. This could be done by assigning scores. For example: “openness” - derived from the number of glades, large bridleways, streams, recent coppicing etc, “negative species”, bracken, rhododendron</text:span></text:p>
      <text:p text:style-name="P6"><text:span text:style-name="T8"/></text:p>
      <text:p text:style-name="P7"><text:span text:style-name="T17">D</text:span><text:span text:style-name="T15">iversity indcies and richness from nest leve variables an be used</text:span><text:span text:style-name="T8">. Diversity and richness will be estimated for the whole woodland area by upscaling these indices.</text:span></text:p>
      <text:p text:style-name="P4"><text:span text:style-name="T9"/></text:p>
      <text:p text:style-name="P9"><text:span text:style-name="T6">PLOT LEVEL</text:span></text:p>
      <text:p text:style-name="P8"><text:span text:style-name="T12"/></text:p>
      <text:p text:style-name="P8"><text:span text:style-name="T12">Live basal area: </text:span><text:span text:style-name="T13">(</text:span><text:span text:style-name="T12">This is the basal area of all living shrubs, sapplings and trees.</text:span><text:span text:style-name="T13">)</text:span></text:p>
      <text:p text:style-name="P18"><text:span text:style-name="T22">NVC/CSV Allocations.</text:span></text:p>
      <text:p text:style-name="P19"><text:span text:style-name="T22">Slope and Aspect of each plot.</text:span></text:p>
      <text:p text:style-name="P19"><text:span text:style-name="T22">Soil pH</text:span></text:p>
      <text:p text:style-name="P19"><text:span text:style-name="T22">Soil organic matter</text:span></text:p>
      <text:p text:style-name="P19"><text:span text:style-name="T22">Soil type</text:span></text:p>
      <text:p text:style-name="P19"><text:soft-page-break/><text:span text:style-name="T22">DBH live counts.</text:span></text:p>
      <text:p text:style-name="P19"><text:span text:style-name="T22"/></text:p>
      <text:p text:style-name="P9">Plot descriptors.<text:span text:style-name="T8"> </text:span><text:span text:style-name="T12">Similar to site descriptors.</text:span></text:p>
      <text:p text:style-name="P9"><text:span text:style-name="T12"/></text:p>
      <text:p text:style-name="P9"><text:span text:style-name="T18">Varib</text:span><text:span text:style-name="T19">le</text:span><text:span text:style-name="T18"> manipulation. </text:span></text:p>
      <text:p text:style-name="P10"><text:span text:style-name="T18">As for site descriptors, </text:span><text:span text:style-name="T21">plot desciptors must be converted to a single row variable</text:span><text:span text:style-name="T18">.</text:span></text:p>
      <text:p text:style-name="P10"><text:span text:style-name="T18"/></text:p>
      <text:p text:style-name="P10"><text:span text:style-name="T21">DBH measurements will be convereted to a single plot level variable</text:span><text:span text:style-name="T18"> but using the DBH curve which gives a metric for the openness of the plot. The cumulative sum of DBH in each class is calculated. Thus, if there are many young tress, the next DBH class will have fewer trees, and hence the cumulative sum is large and negative. Vice versa for lots of old trees. The sum is near zero for an even distribution of ages.</text:span></text:p>
      <text:p text:style-name="P10"><text:span text:style-name="T18"/></text:p>
      <text:p text:style-name="P11"><text:span text:style-name="T18">Diversity indices and richness from nest level variables can be used.</text:span></text:p>
      <text:p text:style-name="P10"><text:span text:style-name="T18"/></text:p>
      <text:p text:style-name="P12">NEST LEVEL</text:p>
      <text:p text:style-name="P20">This level only contains plant lists with estimated % cover for each plant. </text:p>
      <text:p text:style-name="P20"/>
      <text:p text:style-name="P13">Variable manipulation,</text:p>
      <text:p text:style-name="P16"><text:span text:style-name="T4">The richness will be cal</text:span><text:span text:style-name="T5">culated</text:span><text:span text:style-name="T4"> to give single varible per nest, this can be used per plot and per site.</text:span></text:p>
      <text:p text:style-name="P17"><text:span text:style-name="T4">Zeta diversity indices per plot and per site.</text:span></text:p>
      <text:p text:style-name="P21"><text:span text:style-name="T4"/></text:p>
      <text:p text:style-name="P14"><text:span text:style-name="T4"/></text:p>
      <text:p text:style-name="P14">Tables/variables from the data base which have not been used.</text:p>
      <text:p text:style-name="P14"><text:span text:style-name="T4"/></text:p>
      <text:p text:style-name="P15"><text:span text:style-name="T4"/></text:p>
      <text:p text:style-name="P14"><text:span text:style-name="T4">Dead basal area</text:span></text:p>
      <text:p text:style-name="P14"><text:span text:style-name="T4">Site list</text:span></text:p>
      <text:p text:style-name="P14"><text:span text:style-name="T4">Biogeo elements</text:span></text:p>
      <text:p text:style-name="P14"><text:span text:style-name="T4">Missing plots</text:span></text:p>
      <text:p text:style-name="P14"><text:span text:style-name="T4">LCM2000 categories</text:span></text:p>
      <text:p text:style-name="P14"><text:span text:style-name="T4">Survey dates</text:span></text:p>
      <text:p text:style-name="P14"><text:span text:style-name="T4">Bg_litter</text:span></text:p>
      <text:p text:style-name="P14"><text:span text:style-name="T4">DH dead all years</text:span></text:p>
      <text:p text:style-name="P13"><text:span text:style-name="T4"/></text:p>
      <text:p text:style-name="P19"><text:span text:style-name="T22"/></text:p>
      <text:p text:style-name="P18"><text:span text:style-name="T22"/></text:p>
      <text:p text:style-name="P4"><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09:23:35.760856156</meta:creation-date>
    <dc:date>2018-01-09T15:59:48.454791154</dc:date>
    <meta:editing-duration>PT7M37S</meta:editing-duration>
    <meta:editing-cycles>4</meta:editing-cycles>
    <meta:generator>LibreOffice/5.1.6.2$Linux_X86_64 LibreOffice_project/10m0$Build-2</meta:generator>
    <meta:document-statistic meta:table-count="0" meta:image-count="0" meta:object-count="0" meta:page-count="2" meta:paragraph-count="44" meta:word-count="494" meta:character-count="3024" meta:non-whitespace-character-count="2569"/>
  </office:meta>
</office:document-meta>
</file>